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145cm" svg:height="1.145cm" svg:x="1.405cm" svg:y="1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nux Biolinum O" fo:font-family="'Linux Biolinum O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16:19:48.610058968</meta:creation-date>
    <dc:date>2015-03-05T17:13:46.981443086</dc:date>
    <meta:editing-duration>PT2M57S</meta:editing-duration>
    <meta:editing-cycles>2</meta:editing-cycles>
    <meta:generator>LibreOffice/4.2.7.2$Linux_X86_64 LibreOffice_project/420m0$Build-2</meta:generator>
    <meta:document-statistic meta:object-count="1"/>
  </office:meta>
</office:document-meta>
</file>